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rocessed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travers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funne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notic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uni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ril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i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query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i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dicat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ar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t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g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u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vervi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bor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o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t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e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gram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ati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yth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o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rse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vel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conom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ea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in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n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ti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hanc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ss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ff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d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l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c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ap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l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es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edb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pos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cend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all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ff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ssemb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ect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quest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st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in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z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r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li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meou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ed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it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i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f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plia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bling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k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alki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b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litativ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s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lter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v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o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do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btit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ert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as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u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al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tc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ellu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nda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od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ssi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au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op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p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u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lod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c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ru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llu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ais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por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l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r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r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is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ffici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llb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l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pd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oo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tim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roker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nimat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m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al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o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r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dic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mo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sa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ho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a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c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pos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ynamic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ylla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uxu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t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s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io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fac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ord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mp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ust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l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a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ee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f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upernov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rr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sp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un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ltimedi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rtz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que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vailab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serna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zz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g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o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zo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rt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g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rse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n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ll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vour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vig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ten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verri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d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at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d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qu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f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otste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ssw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s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ff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ffi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sign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ro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p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b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trateg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elebrat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espons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mobi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decid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per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gra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period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quantum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22" meta:object-count="0"/>
    <meta:generator>LibreOfficeDev/6.0.5.2$Linux_X86_64 LibreOffice_project/</meta:generator>
  </office:meta>
</office:document-meta>
</file>